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Noto Sans Light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Noto Sans Black1" svg:font-family="'Noto Sans Black'" style:font-family-generic="swiss" style:font-pitch="variable"/>
    <style:font-face style:name="Noto Sans Black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outline1">
      <style:graphic-properties fo:min-height="8.884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outline1">
      <style:graphic-properties fo:min-height="7.41cm"/>
      <style:paragraph-properties style:writing-mode="lr-tb"/>
    </style:style>
    <style:style style:name="pr4" style:family="presentation" style:parent-style-name="Blue_5f_Curve-notes">
      <style:graphic-properties draw:fill-color="#ffffff" fo:min-height="13.364cm"/>
      <style:paragraph-properties style:writing-mode="lr-tb"/>
    </style:style>
    <style:style style:name="pr5" style:family="presentation" style:parent-style-name="Blue_5f_Curve-subtitle">
      <style:graphic-properties draw:fill-color="#ffffff" fo:min-height="6.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paragraph-properties fo:margin-top="0.5cm" fo:margin-bottom="0cm" fo:text-align="start"/>
      <style:text-properties fo:font-size="22pt" style:font-size-asian="22pt" style:font-size-complex="22pt"/>
    </style:style>
    <style:style style:name="P6" style:family="paragraph">
      <style:paragraph-properties fo:margin-left="0cm" fo:margin-right="0cm" fo:margin-top="0.5cm" fo:margin-bottom="0cm" fo:text-align="center" fo:text-indent="0cm"/>
      <style:text-properties fo:font-size="22pt" style:font-size-asian="22pt" style:font-size-complex="22pt"/>
    </style:style>
    <style:style style:name="P7" style:family="paragraph">
      <style:paragraph-properties fo:margin-left="0cm" fo:margin-right="0cm" fo:margin-top="0.5cm" fo:margin-bottom="0cm" fo:text-align="start" fo:text-indent="0cm"/>
      <style:text-properties fo:font-size="22pt" style:font-size-asian="22pt" style:font-size-complex="22pt"/>
    </style:style>
    <style:style style:name="P8" style:family="paragraph">
      <loext:graphic-properties draw:fill-color="#ffffff"/>
    </style:style>
    <style:style style:name="P9" style:family="paragraph">
      <style:paragraph-properties fo:margin-top="0.5cm" fo:margin-bottom="0cm" fo:text-align="center"/>
      <style:text-properties fo:font-size="22pt" style:font-size-asian="22pt" style:font-size-complex="22pt"/>
    </style:style>
    <style:style style:name="P10" style:family="paragraph">
      <style:paragraph-properties fo:text-align="start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>
        <office:forms form:automatic-focus="false" form:apply-design-mode="false"/>
        <draw:frame presentation:style-name="pr1" draw:text-style-name="P2" draw:layer="layout" svg:width="12.297cm" svg:height="7.8cm" svg:x="1.4cm" svg:y="2.4cm" presentation:class="outline" presentation:user-transformed="true">
          <draw:text-box>
            <text:p text:style-name="P1"><text:span text:style-name="T1">Websocket</text:span></text:p>
            <text:p text:style-name="P1"><text:span text:style-name="T1"/></text:p>
            <text:list text:style-name="L1">
              <text:list-item>
                <text:p><text:span text:style-name="T2">The WebSocket API is an advanced technology </text:span><text:span text:style-name="T2">that makes it possible to open a two-way </text:span><text:span text:style-name="T2">interactive communication session between the </text:span><text:span text:style-name="T2">user's browser and a server. With this API, you </text:span><text:span text:style-name="T2">can send messages to a server and receive </text:span><text:span text:style-name="T2">responses without having to poll the server for a </text:span><text:span text:style-name="T2">reply</text:span></text:p>
              </text:list-item>
            </text:list>
          </draw:text-box>
        </draw:frame>
        <draw:frame presentation:style-name="pr1" draw:text-style-name="P2" draw:layer="layout" svg:width="12.297cm" svg:height="9.4cm" svg:x="15cm" svg:y="2cm" presentation:class="outline" presentation:user-transformed="true">
          <draw:text-box>
            <text:p text:style-name="P1"><text:span text:style-name="T1">SignalR</text:span></text:p>
            <text:p text:style-name="P1"><text:span text:style-name="T1"/></text:p>
            <text:list text:style-name="L1">
              <text:list-item>
                <text:p><text:span text:style-name="T2">SignalR is a two-way RPC protocol used to </text:span><text:span text:style-name="T2">exchange messages between client and server </text:span><text:span text:style-name="T2">that works independently of transport protocols</text:span></text:p>
              </text:list-item>
            </text:list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3">
        <office:forms form:automatic-focus="false" form:apply-design-mode="false"/>
        <draw:frame presentation:style-name="pr1" draw:text-style-name="P4" draw:layer="layout" svg:width="12.297cm" svg:height="8.334cm" svg:x="0.8cm" svg:y="1.6cm" presentation:class="outline" presentation:user-transformed="true">
          <draw:text-box>
            <text:p text:style-name="P4"><text:span text:style-name="T1">Websocket</text:span></text:p>
            <text:p text:style-name="P4"><text:span text:style-name="T1"/></text:p>
            <text:list text:style-name="L1">
              <text:list-item>
                <text:p text:style-name="P5"><text:span text:style-name="T2">WebSockets is a new HTML5 technology. It will only work in few latest browsers and on few web servers and Operating systems.</text:span></text:p>
              </text:list-item>
            </text:list>
          </draw:text-box>
        </draw:frame>
        <draw:frame presentation:style-name="pr1" draw:text-style-name="P4" draw:layer="layout" svg:width="12.297cm" svg:height="10.4cm" svg:x="14.4cm" svg:y="1.6cm" presentation:class="outline" presentation:user-transformed="true">
          <draw:text-box>
            <text:p text:style-name="P4"><text:span text:style-name="T1">SignalR</text:span></text:p>
            <text:p text:style-name="P4"><text:span text:style-name="T1"/></text:p>
            <text:list text:style-name="L1">
              <text:list-item>
                <text:p text:style-name="P5"><text:span text:style-name="T3">SignalR will also use WebSockets as a method of communication. But it's not restrcited to that. If the client and server capabilities are not enough for Web Sockets, then it will fall back for other trasports</text:span></text:p>
              </text:list-item>
            </text:list>
            <text:p text:style-name="P6"><text:span text:style-name="T3">SignalR has a few built in transports:</text:span></text:p>
            <text:list text:style-name="L2">
              <text:list-item>
                <text:p text:style-name="P7"><text:span text:style-name="T3">WebSockets</text:span></text:p>
              </text:list-item>
              <text:list-item>
                <text:p text:style-name="P7"><text:span text:style-name="T3">Server Sent Events</text:span></text:p>
              </text:list-item>
              <text:list-item>
                <text:p text:style-name="P7"><text:span text:style-name="T3">Forever Frame</text:span></text:p>
              </text:list-item>
              <text:list-item>
                <text:p text:style-name="P7"><text:span text:style-name="T3">Long polling</text:span></text:p>
              </text:list-item>
            </text:list>
            <text:p text:style-name="P5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3">
        <office:forms form:automatic-focus="false" form:apply-design-mode="false"/>
        <draw:frame presentation:style-name="pr1" draw:text-style-name="P4" draw:layer="layout" svg:width="12.297cm" svg:height="9.8cm" svg:x="1.4cm" svg:y="1.8cm" presentation:class="outline" presentation:user-transformed="true">
          <draw:text-box>
            <text:p text:style-name="P4"><text:span text:style-name="T1">Websocket</text:span></text:p>
            <text:p text:style-name="P4"><text:span text:style-name="T1"/></text:p>
            <text:list text:style-name="L1">
              <text:list-item>
                <text:p text:style-name="P5"><text:span text:style-name="T2">As you know that the request-response process </text:span><text:span text:style-name="T2">describes a synchronous communication. The </text:span><text:span text:style-name="T2">client asks the server for a resource, the server </text:span><text:span text:style-name="T2">measures some CPU tasks while the client </text:span><text:span text:style-name="T2">patiently waits, then the server responds back </text:span><text:span text:style-name="T2">with the requested resource. That's why a </text:span><text:span text:style-name="T2">WebSocket provides bidirectional </text:span><text:span text:style-name="T2">communication.</text:span></text:p>
              </text:list-item>
            </text:list>
          </draw:text-box>
        </draw:frame>
        <draw:frame presentation:style-name="pr1" draw:text-style-name="P4" draw:layer="layout" svg:width="12.297cm" svg:height="11cm" svg:x="14.2cm" svg:y="0.8cm" presentation:class="outline" presentation:user-transformed="true">
          <draw:text-box>
            <text:p text:style-name="P4"><text:span text:style-name="T1"/></text:p>
            <text:p text:style-name="P4"><text:span text:style-name="T1">SignalR</text:span></text:p>
            <text:p text:style-name="P4"><text:span text:style-name="T2"/></text:p>
            <text:list text:style-name="L1">
              <text:list-item>
                <text:p text:style-name="P5"><text:span text:style-name="T2"><text:s/></text:span><text:span text:style-name="T2">SignalR uses Server Push or Broadcasting Techniques means it provides persistent connections between server and client asynchronously. In Classic Http client server requests it Re-Establishes connections on each request.</text:span></text:p>
              </text:list-item>
            </text:list>
            <text:p text:style-name="P9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3">
        <draw:frame presentation:style-name="pr3" draw:text-style-name="P4" draw:layer="layout" svg:width="12.297cm" svg:height="9.26cm" svg:x="1.4cm" svg:y="2.34cm" presentation:class="outline" presentation:user-transformed="true">
          <draw:text-box>
            <text:p text:style-name="P4"><text:span text:style-name="T1">Websocket</text:span></text:p>
            <text:p text:style-name="P4"><text:span text:style-name="T1"/></text:p>
            <text:list text:style-name="L1">
              <text:list-item>
                <text:p text:style-name="P10"><text:span text:style-name="T2">Websocket is a full duplex protocol and uses </text:span><text:span text:style-name="T2">http handshaking internally and allow stream of </text:span><text:span text:style-name="T2">messages flow on top of TCP. Due to encrypt </text:span><text:span text:style-name="T2">message and full duplex</text:span></text:p>
              </text:list-item>
            </text:list>
          </draw:text-box>
        </draw:frame>
        <draw:frame presentation:style-name="pr3" draw:text-style-name="P4" draw:layer="layout" svg:width="12.297cm" svg:height="7.66cm" svg:x="14.245cm" svg:y="2.151cm" presentation:class="outline" presentation:user-transformed="true">
          <draw:text-box>
            <text:p text:style-name="P4"><text:span text:style-name="T1">SignalR</text:span></text:p>
            <text:p text:style-name="P4"><text:span text:style-name="T1"/></text:p>
            <text:list text:style-name="L1">
              <text:list-item>
                <text:p text:style-name="P10"><text:span text:style-name="T2">SignalR is an abstraction over a connection. It </text:span><text:span text:style-name="T2">gives you two programming models over that </text:span><text:span text:style-name="T2">connection (hubs and persistent connections). </text:span><text:span text:style-name="T2">SignalR has a concept of transports, each </text:span><text:span text:style-name="T2">transport decides how data is sent/received and </text:span><text:span text:style-name="T2">how it connects and disconnec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3">
        <draw:frame presentation:style-name="pr3" draw:text-style-name="P4" draw:layer="layout" svg:width="12.297cm" svg:height="9.8cm" svg:x="1.2cm" svg:y="1.4cm" presentation:class="outline" presentation:user-transformed="true">
          <draw:text-box>
            <text:p text:style-name="P4"><text:span text:style-name="T1">Websocket</text:span></text:p>
            <text:p text:style-name="P4"><text:span text:style-name="T1"/></text:p>
            <text:list text:style-name="L1">
              <text:list-item>
                <text:p text:style-name="P10"><text:span text:style-name="T2">WebSockets always use a full duplex </text:span><text:span text:style-name="T2">communication. If you need a full duplex </text:span><text:span text:style-name="T2">communication, then you better go with </text:span><text:span text:style-name="T2">WebSockets programming.</text:span></text:p>
              </text:list-item>
            </text:list>
            <text:p text:style-name="P10"><text:span text:style-name="T2"/></text:p>
            <text:list text:continue-numbering="true" text:style-name="L1">
              <text:list-item>
                <text:p text:style-name="P10"><text:span text:style-name="T2">In full duplex, data can be transferred from client </text:span><text:span text:style-name="T2">to server and vice versa at the same time. In </text:span><text:span text:style-name="T2">other words, full duplex connections allows </text:span><text:span text:style-name="T2">concurrent data transfering directions between </text:span><text:span text:style-name="T2">client and server.</text:span></text:p>
              </text:list-item>
            </text:list>
          </draw:text-box>
        </draw:frame>
        <draw:frame presentation:style-name="pr3" draw:text-style-name="P4" draw:layer="layout" svg:width="12.297cm" svg:height="9.4cm" svg:x="14.503cm" svg:y="1.6cm" presentation:class="outline" presentation:user-transformed="true">
          <draw:text-box>
            <text:p text:style-name="P4"><text:span text:style-name="T1">SignalR</text:span></text:p>
            <text:p text:style-name="P4"><text:span text:style-name="T1"/></text:p>
            <text:list text:style-name="L1">
              <text:list-item>
                <text:p text:style-name="P10"><text:span text:style-name="T2">SignalR can use full duplex or half duplex </text:span><text:span text:style-name="T2">communication depending on the transport </text:span><text:span text:style-name="T2">method it use.</text:span></text:p>
              </text:list-item>
            </text:list>
            <text:p text:style-name="P10"><text:span text:style-name="T2"/></text:p>
            <text:list text:continue-numbering="true" text:style-name="L1">
              <text:list-item>
                <text:p text:style-name="P10"><text:span text:style-name="T2">In half duplex, data can be transferred from both </text:span><text:span text:style-name="T2">directions (client to server and server to client), </text:span><text:span text:style-name="T2">but only one direction at a tim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3">
        <draw:frame presentation:style-name="pr3" draw:text-style-name="P4" draw:layer="layout" svg:width="12.297cm" svg:height="11.26cm" svg:x="1.303cm" svg:y="1.4cm" presentation:class="outline" presentation:user-transformed="true">
          <draw:text-box>
            <text:p text:style-name="P4"><text:span text:style-name="T1">Websocket</text:span></text:p>
            <text:list text:style-name="L1">
              <text:list-item>
                <text:p text:style-name="P10"><text:span text:style-name="T2">WebSocket is a new component tool for web </text:span><text:span text:style-name="T2">developers, here are six major advantages of </text:span><text:span text:style-name="T2">the use of WebSockets.</text:span></text:p>
              </text:list-item>
              <text:list-item>
                <text:p text:style-name="P10"><text:span text:style-name="T2">Deliver full duplex communication Model for web</text:span></text:p>
              </text:list-item>
              <text:list-item>
                <text:p text:style-name="P10"><text:span text:style-name="T2">Increased client and server efficiency</text:span></text:p>
              </text:list-item>
              <text:list-item>
                <text:p text:style-name="P10"><text:span text:style-name="T2">Easy to use, Open full duplex connection over </text:span><text:span text:style-name="T2">the web.</text:span></text:p>
              </text:list-item>
              <text:list-item>
                <text:p text:style-name="P10"><text:span text:style-name="T2">Faster than HTTP</text:span></text:p>
              </text:list-item>
              <text:list-item>
                <text:p text:style-name="P10"><text:span text:style-name="T2">Replacement of HTTP, Uses TCP</text:span></text:p>
              </text:list-item>
            </text:list>
          </draw:text-box>
        </draw:frame>
        <draw:frame presentation:style-name="pr3" draw:text-style-name="P4" draw:layer="layout" svg:width="12.297cm" svg:height="11.26cm" svg:x="15.2cm" svg:y="1.34cm" presentation:class="outline" presentation:user-transformed="true">
          <draw:text-box>
            <text:p text:style-name="P4"><text:span text:style-name="T1">SignalR</text:span></text:p>
            <text:list text:style-name="L1">
              <text:list-item>
                <text:p text:style-name="P10"><text:span text:style-name="T2">The best thing about SignalR is that you don't </text:span><text:span text:style-name="T2">have to worry about Long Polling and </text:span><text:span text:style-name="T2">WebSockets, but the framework itself deals with </text:span><text:span text:style-name="T2">it.</text:span></text:p>
              </text:list-item>
              <text:list-item>
                <text:p text:style-name="P10"><text:span text:style-name="T2">SignalR will try to use WebSockets, because it is </text:span><text:span text:style-name="T2">the newest and uses the least broadband. Then, </text:span><text:span text:style-name="T2">it will fallback to Server Sent Events, Forever </text:span><text:span text:style-name="T2">Frame and Long Polling, all depending on the </text:span><text:span text:style-name="T2">technology available on the server and on the </text:span><text:span text:style-name="T2">client.</text:span></text:p>
              </text:list-item>
              <text:list-item>
                <text:p text:style-name="P10"><text:span text:style-name="T2">you shouldn't specify the framework which </text:span><text:span text:style-name="T2">technology to use, but it should determine for </text:span><text:span text:style-name="T2">itself (when dealing with each client - browser), </text:span><text:span text:style-name="T2">depending on the available technology on the </text:span><text:span text:style-name="T2">server and on the cli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3">
        <office:forms form:automatic-focus="false" form:apply-design-mode="false"/>
        <draw:frame presentation:style-name="pr3" draw:text-style-name="P4" draw:layer="layout" svg:width="12.297cm" svg:height="8.8cm" svg:x="0.8cm" svg:y="2cm" presentation:class="outline" presentation:user-transformed="true">
          <draw:text-box>
            <text:p text:style-name="P4"><text:span text:style-name="T1">Websocket</text:span></text:p>
            <text:p text:style-name="P4"><text:span text:style-name="T1"/></text:p>
            <text:list text:style-name="L1">
              <text:list-item>
                <text:p text:style-name="P10"><text:span text:style-name="T2">Disadvantages of using WebSockets</text:span></text:p>
              </text:list-item>
              <text:list-item>
                <text:p text:style-name="P10"><text:span text:style-name="T2">Browser must be fully HTML5 complaint</text:span></text:p>
              </text:list-item>
              <text:list-item>
                <text:p text:style-name="P10"><text:span text:style-name="T2">Takes over the communication protocol between </text:span><text:span text:style-name="T2">client and server for a specific connection.</text:span></text:p>
              </text:list-item>
            </text:list>
          </draw:text-box>
        </draw:frame>
        <draw:frame presentation:style-name="pr3" draw:text-style-name="P4" draw:layer="layout" svg:width="12.297cm" svg:height="8.8cm" svg:x="14.4cm" svg:y="2cm" presentation:class="outline" presentation:user-transformed="true">
          <draw:text-box>
            <text:p text:style-name="P4"><text:span text:style-name="T1">SignalR</text:span></text:p>
            <text:p text:style-name="P4"><text:span text:style-name="T1"/></text:p>
            <text:list text:style-name="L1">
              <text:list-item>
                <text:p text:style-name="P10"><text:span text:style-name="T2">It Increase network traffic </text:span></text:p>
              </text:list-item>
              <text:list-item>
                <text:p text:style-name="P10"><text:span text:style-name="T2">HTTP connections for the client-Server </text:span><text:span text:style-name="T2">communication connection is re-established for </text:span><text:span text:style-name="T2">each request.</text:span></text:p>
              </text:list-item>
              <text:list-item>
                <text:p text:style-name="P10"><text:span text:style-name="T2">Delay in reciving the data due to pooling time </text:span><text:span text:style-name="T2">period.</text:span></text:p>
              </text:list-item>
              <text:list-item>
                <text:p text:style-name="P10"><text:span text:style-name="T2">In real time, lots of request from the client <text:s/>are </text:span><text:span text:style-name="T2">wasted when there is no update data in the </text:span><text:span text:style-name="T2">Server and returns null in the response.If you are </text:span><text:span text:style-name="T2">not maintaining your client app correctly, your </text:span><text:span text:style-name="T2">whole app refreshes in each round trip als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2T32">
        <draw:frame presentation:style-name="pr5" draw:text-style-name="P8" draw:layer="layout" svg:width="25.199cm" svg:height="6.2cm" svg:x="1.201cm" svg:y="3.2cm" presentation:class="subtitle" presentation:user-transformed="true">
          <draw:text-box>
            <text:p>END</text:p>
            <text:p/>
            <text:p>Thank you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Noto Sans Light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Noto Sans Black1" svg:font-family="'Noto Sans Black'" style:font-family-generic="swiss" style:font-pitch="variable"/>
    <style:font-face style:name="Noto Sans Black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" style:display-name="Blue_Curve" style:page-layout-name="PM1" draw:style-name="Mdp1">
      <draw:frame draw:style-name="Mgr3" draw:text-style-name="MP7" draw:layer="backgroundobjects" svg:width="27.999cm" svg:height="3.655cm" svg:x="0cm" svg:y="12.096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2.629cm" svg:x="0cm" svg:y="4.877cm" presentation:class="title" presentation:placeholder="true">
        <draw:text-box/>
      </draw:frame>
      <draw:frame draw:layer="backgroundobjects" svg:width="25.199cm" svg:height="7.66cm" svg:x="1.4cm" svg:y="8.45cm" presentation:class="outline" presentation:placeholder="true">
        <draw:text-box/>
      </draw:frame>
      <draw:frame presentation:style-name="Mpr4" draw:text-style-name="MP9" draw:layer="backgroundobjects" svg:width="6.523cm" svg:height="1.086cm" svg:x="1.4cm" svg:y="14.348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13" draw:layer="backgroundobjects" svg:width="6.523cm" svg:height="1.086cm" svg:x="20.076cm" svg:y="14.348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10:21:04.015348759</meta:creation-date>
    <dc:date>2022-09-26T18:36:32.770871078</dc:date>
    <meta:editing-duration>PT5H24M21S</meta:editing-duration>
    <meta:editing-cycles>5</meta:editing-cycles>
    <meta:generator>LibreOffice/6.4.7.2$Linux_X86_64 LibreOffice_project/40$Build-2</meta:generator>
    <meta:document-statistic meta:object-count="64"/>
  </office:meta>
</office:document-meta>
</file>